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10fbee" officeooo:paragraph-rsid="0010fbee"/>
    </style:style>
    <style:style style:name="T1" style:family="text">
      <style:text-properties officeooo:rsid="000457e1"/>
    </style:style>
    <style:style style:name="T2" style:family="text">
      <style:text-properties officeooo:rsid="000b42a0"/>
    </style:style>
    <style:style style:name="T3" style:family="text">
      <style:text-properties officeooo:rsid="000d5bcf"/>
    </style:style>
    <style:style style:name="T4" style:family="text">
      <style:text-properties officeooo:rsid="0010fb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– <text:span text:style-name="T4">725 GERAR DOC. TRANSP.</text:span></text:p>
      <text:p text:style-name="P2"/>
      <text:p text:style-name="P2">NÃO REALIZAMOS A VT01N DEVIDO NÃO TER ITINERÁRIO.</text:p>
      <text:p text:style-name="P2">REALIZAMOS PELA VF01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15:56:58.386000000</dc:date>
    <meta:editing-duration>PT3H44M56S</meta:editing-duration>
    <meta:editing-cycles>9</meta:editing-cycles>
    <meta:generator>LibreOffice/5.1.4.2$Windows_x86 LibreOffice_project/f99d75f39f1c57ebdd7ffc5f42867c12031db97a</meta:generator>
    <meta:document-statistic meta:table-count="0" meta:image-count="0" meta:object-count="0" meta:page-count="1" meta:paragraph-count="3" meta:word-count="17" meta:character-count="104" meta:non-whitespace-character-count="89"/>
  </office:meta>
</office:document-meta>
</file>